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 style:list-style-name="L1">
      <style:paragraph-properties fo:margin-top="0cm" fo:margin-bottom="0cm"/>
    </style:style>
    <style:style style:name="P8" style:family="paragraph" style:parent-style-name="Text_20_body" style:list-style-name="L3">
      <style:paragraph-properties fo:margin-top="0cm" fo:margin-bottom="0cm"/>
    </style:style>
    <style:style style:name="P9" style:family="paragraph" style:parent-style-name="Text_20_body" style:list-style-name="L5">
      <style:paragraph-properties fo:margin-top="0cm" fo:margin-bottom="0cm"/>
    </style:style>
    <style:style style:name="P10" style:family="paragraph" style:parent-style-name="Standard">
      <style:paragraph-properties fo:margin-top="0cm" fo:margin-bottom="0.499cm"/>
    </style:style>
    <style:style style:name="P11" style:family="paragraph" style:parent-style-name="Preformatted_20_Text">
      <style:paragraph-properties style:writing-mode="lr-tb"/>
    </style:style>
    <style:style style:name="P12" style:family="paragraph" style:parent-style-name="Preformatted_20_Text">
      <style:paragraph-properties fo:margin-top="0cm" fo:margin-bottom="0.499cm" style:writing-mode="lr-t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ublic void contentfix(Integer comment_id, String content) { </text:p>
      <text:p text:style-name="P10">Comment1 comment = commentRepository.findById(comment_id)</text:p>
      <text:p text:style-name="P10"><text:s/>.orElseThrow(() -&gt; new IllegalArgumentException("Invalid comment ID: " + comment_id)); </text:p>
      <text:p text:style-name="P10">comment.setContent(content); commentRepository.save(comment);</text:p>
      <text:p text:style-name="P10"><text:s/>} </text:p>
      <text:p text:style-name="P10">이게 무슨 뜻이야? </text:p>
      <text:h text:style-name="Heading_20_6" text:outline-level="6">ChatGPT의 말:</text:h>
      <text:p text:style-name="Text_20_body"><draw:frame draw:style-name="fr1" draw:name="그림1" text:anchor-type="as-char" svg:width="2.117cm" svg:height="2.117cm" draw:z-index="0"><draw:image xlink:href="https://files.oaiusercontent.com/file-yOO0xA22YQbkjlS6bbbOEoLq?se=2123-12-03T08%3A51%3A10Z&amp;sp=r&amp;sv=2021-08-06&amp;sr=b&amp;rscc=max-age%3D1209600%2C%20immutable&amp;rscd=attachment%3B%20filename%3DGPTOnline%2520-%2520AI%2520Chatbot%2520%25281%2529.png&amp;sig=5tDDTiSbcEHQ/kQYN1K1VcEbQX%2BoJuuWrfmVJlXtoi0%3D" xlink:type="simple" xlink:show="embed" xlink:actuate="onLoad"/><svg:title>GPT</svg:title></draw:frame></text:p>
      <text:p text:style-name="Text_20_body">작성하신 코드는 Java 언어와 스프링 프레임워크를 사용하여 데이터베이스에서 댓글을 수정하는 메서드를 정의한 것입니다. 이 코드의 각 부분을 설명드리겠습니다.</text:p>
      <text:h text:style-name="Heading_20_3" text:outline-level="3">코드 설명</text:h>
      <text:p text:style-name="Preformatted_20_Text">java</text:p>
      <text:p text:style-name="Preformatted_20_Text">코드 복사</text:p>
      <text:p text:style-name="P11"><text:span text:style-name="Source_20_Text">public void contentfix(Integer comment_id, String content) {</text:span></text:p>
      <text:p text:style-name="P11"><text:span text:style-name="Source_20_Text"><text:s text:c="4"/>Comment1 comment = commentRepository.findById(comment_id)</text:span></text:p>
      <text:p text:style-name="P11"><text:span text:style-name="Source_20_Text"><text:s text:c="12"/>.orElseThrow(() -&gt; new IllegalArgumentException("Invalid comment ID: " + comment_id));</text:span></text:p>
      <text:p text:style-name="P11"><text:span text:style-name="Source_20_Text"><text:s text:c="4"/>comment.setContent(content);</text:span></text:p>
      <text:p text:style-name="P11"><text:span text:style-name="Source_20_Text"><text:s text:c="4"/>commentRepository.save(comment);</text:span></text:p>
      <text:p text:style-name="P12"><text:span text:style-name="Source_20_Text">}</text:span></text:p>
      <text:list xml:id="list6820742625686294402" text:style-name="L1">
        <text:list-item>
          <text:p text:style-name="P1"><text:span text:style-name="Strong_20_Emphasis"><text:span text:style-name="Source_20_Text">public void contentfix(Integer comment_id, String content)</text:span></text:span>:</text:p>
          <text:list>
            <text:list-item>
              <text:p text:style-name="P7">이 메서드는 <text:span text:style-name="Source_20_Text">comment_id</text:span>와 <text:span text:style-name="Source_20_Text">content</text:span>라는 두 개의 인자를 받습니다.</text:p>
            </text:list-item>
            <text:list-item>
              <text:p text:style-name="P7"><text:span text:style-name="Source_20_Text">comment_id</text:span>는 수정하려는 댓글의 ID입니다.</text:p>
            </text:list-item>
            <text:list-item>
              <text:p text:style-name="P7"><text:span text:style-name="Source_20_Text">content</text:span>는 수정하려는 새로운 댓글 내용입니다.</text:p>
            </text:list-item>
            <text:list-item>
              <text:p text:style-name="P7">반환값이 <text:span text:style-name="Source_20_Text">void</text:span>이므로 이 메서드는 아무것도 반환하지 않습니다.</text:p>
            </text:list-item>
          </text:list>
        </text:list-item>
        <text:list-item>
          <text:p text:style-name="P1"><text:span text:style-name="Strong_20_Emphasis"><text:span text:style-name="Source_20_Text">Comment1 comment = commentRepository.findById(comment_id)</text:span></text:span>:</text:p>
          <text:list>
            <text:list-item>
              <text:p text:style-name="P7"><text:span text:style-name="Source_20_Text">commentRepository</text:span>는 댓글에 대한 데이터베이스 작업을 수행하는 리포지토리입니다.</text:p>
            </text:list-item>
            <text:list-item>
              <text:p text:style-name="P7"><text:span text:style-name="Source_20_Text">findById(comment_id)</text:span>는 데이터베이스에서 주어진 <text:span text:style-name="Source_20_Text">comment_id</text:span>와 일치하는 댓글을 찾습니다.</text:p>
            </text:list-item>
            <text:list-item>
              <text:p text:style-name="P7">이때 반환되는 객체는 <text:span text:style-name="Source_20_Text">Comment1</text:span> 타입입니다.</text:p>
            </text:list-item>
            <text:list-item>
              <text:p text:style-name="P7"/>
            </text:list-item>
          </text:list>
        </text:list-item>
      </text:list>
      <text:p text:style-name="P6"/>
      <text:list xml:id="list32396455" text:continue-numbering="true" text:style-name="L1">
        <text:list-item>
          <text:p text:style-name="P1"><text:soft-page-break/><text:span text:style-name="Strong_20_Emphasis"><text:span text:style-name="Source_20_Text">.orElseThrow(() -&gt; new IllegalArgumentException("Invalid comment ID: " + comment_id))</text:span></text:span>:</text:p>
          <text:list>
            <text:list-item>
              <text:p text:style-name="P7">만약 <text:span text:style-name="Source_20_Text">findById(comment_id)</text:span>가 해당 <text:span text:style-name="Source_20_Text">comment_id</text:span>에 대한 댓글을 찾지 못했을 경우, <text:span text:style-name="Source_20_Text">orElseThrow</text:span> 메서드를 통해 <text:span text:style-name="Source_20_Text">IllegalArgumentException</text:span>을 발생시킵니다.</text:p>
            </text:list-item>
            <text:list-item>
              <text:p text:style-name="P7">이 예외는 "Invalid comment ID: "와 함께 주어진 <text:span text:style-name="Source_20_Text">comment_id</text:span>를 포함한 메시지를 출력합니다.</text:p>
            </text:list-item>
          </text:list>
        </text:list-item>
        <text:list-item>
          <text:p text:style-name="P1"><text:span text:style-name="Strong_20_Emphasis"><text:span text:style-name="Source_20_Text">comment.setContent(content)</text:span></text:span>:</text:p>
          <text:list>
            <text:list-item>
              <text:p text:style-name="P7">찾은 <text:span text:style-name="Source_20_Text">comment</text:span> 객체의 내용을 새로운 <text:span text:style-name="Source_20_Text">content</text:span>로 설정합니다.</text:p>
            </text:list-item>
            <text:list-item>
              <text:p text:style-name="P7"><text:span text:style-name="Source_20_Text">setContent</text:span>는 <text:span text:style-name="Source_20_Text">Comment1</text:span> 클래스의 메서드로, 댓글의 내용을 변경합니다.</text:p>
            </text:list-item>
          </text:list>
        </text:list-item>
        <text:list-item>
          <text:p text:style-name="P1"><text:span text:style-name="Strong_20_Emphasis"><text:span text:style-name="Source_20_Text">commentRepository.save(comment)</text:span></text:span>:</text:p>
          <text:list>
            <text:list-item>
              <text:p text:style-name="P7">수정된 <text:span text:style-name="Source_20_Text">comment</text:span> 객체를 데이터베이스에 저장합니다.</text:p>
            </text:list-item>
            <text:list-item>
              <text:p text:style-name="P1"><text:span text:style-name="Source_20_Text">save</text:span> 메서드는 리포지토리에서 제공하는 메서드로, 엔티티를 저장하거나 업데이트하는 데 사용됩니다.</text:p>
            </text:list-item>
          </text:list>
        </text:list-item>
      </text:list>
      <text:h text:style-name="Heading_20_3" text:outline-level="3">전체적인 의미</text:h>
      <text:p text:style-name="Text_20_body">이 메서드는 주어진 <text:span text:style-name="Source_20_Text">comment_id</text:span>에 해당하는 댓글을 데이터베이스에서 찾아, 새로운 <text:span text:style-name="Source_20_Text">content</text:span>로 댓글 내용을 수정한 후, 데이터베이스에 저장하는 기능을 합니다. 만약 주어진 <text:span text:style-name="Source_20_Text">comment_id</text:span>에 해당하는 댓글이 없으면, <text:span text:style-name="Source_20_Text">IllegalArgumentException</text:span> 예외를 발생시킵니다.</text:p>
      <text:p text:style-name="Text_20_body"><text:a xlink:type="simple" xlink:href="https://gptonline.ai/ko/" office:target-frame-name="_new" xlink:show="replace" text:style-name="Internet_20_link" text:visited-style-name="Visited_20_Internet_20_Link"/></text:p>
      <text:p text:style-name="Text_20_body"/>
      <text:p text:style-name="Text_20_body"/>
      <text:h text:style-name="Heading_20_5" text:outline-level="5">나의 말:</text:h>
      <text:p text:style-name="Text_20_body">Comment1 comment = new Comment1(); 로 시작하는 방법은 없어?</text:p>
      <text:h text:style-name="Heading_20_6" text:outline-level="6">ChatGPT의 말:</text:h>
      <text:p text:style-name="Text_20_body"><draw:frame draw:style-name="fr1" draw:name="그림2" text:anchor-type="as-char" svg:width="2.117cm" svg:height="2.117cm" draw:z-index="1"><draw:image xlink:href="https://files.oaiusercontent.com/file-yOO0xA22YQbkjlS6bbbOEoLq?se=2123-12-03T08%3A51%3A10Z&amp;sp=r&amp;sv=2021-08-06&amp;sr=b&amp;rscc=max-age%3D1209600%2C%20immutable&amp;rscd=attachment%3B%20filename%3DGPTOnline%2520-%2520AI%2520Chatbot%2520%25281%2529.png&amp;sig=5tDDTiSbcEHQ/kQYN1K1VcEbQX%2BoJuuWrfmVJlXtoi0%3D" xlink:type="simple" xlink:show="embed" xlink:actuate="onLoad"/><svg:title>GPT</svg:title></draw:frame></text:p>
      <text:p text:style-name="Text_20_body">네, <text:span text:style-name="Source_20_Text">Comment1 comment = new Comment1();</text:span>로 시작하는 방법도 가능합니다. 하지만 이 방법은 주어진 <text:span text:style-name="Source_20_Text">comment_id</text:span>에 해당하는 댓글이 존재하지 않을 때 새로운 댓글을 생성하는 상황에서 사용됩니다. 그러나 주어진 <text:span text:style-name="Source_20_Text">comment_id</text:span>가 이미 존재하는 댓글을 수정해야 하는 상황이라면, 새로운 객체를 생성하는 것은 적절하지 않을 수 있습니다.</text:p>
      <text:p text:style-name="Text_20_body">만약 새로운 댓글을 생성하거나 특정 조건에서 기본 값을 설정해야 하는 경우라면, 아래와 같은 방식으로 코드를 작성할 수 있습니다:</text:p>
      <text:p text:style-name="Standard"/>
      <text:p text:style-name="Standard"/>
      <text:p text:style-name="Standard"/>
      <text:p text:style-name="P10"><text:soft-page-break/>orElseThrow이건 뭐고? IllegalArgumentException 이게 뭐야?</text:p>
      <text:h text:style-name="Heading_20_6" text:outline-level="6">ChatGPT의 말:</text:h>
      <text:p text:style-name="Text_20_body"><draw:frame draw:style-name="fr1" draw:name="그림3" text:anchor-type="as-char" svg:width="2.117cm" svg:height="2.117cm" draw:z-index="2"><draw:image xlink:href="https://files.oaiusercontent.com/file-yOO0xA22YQbkjlS6bbbOEoLq?se=2123-12-03T08%3A51%3A10Z&amp;sp=r&amp;sv=2021-08-06&amp;sr=b&amp;rscc=max-age%3D1209600%2C%20immutable&amp;rscd=attachment%3B%20filename%3DGPTOnline%2520-%2520AI%2520Chatbot%2520%25281%2529.png&amp;sig=5tDDTiSbcEHQ/kQYN1K1VcEbQX%2BoJuuWrfmVJlXtoi0%3D" xlink:type="simple" xlink:show="embed" xlink:actuate="onLoad"/><svg:title>GPT</svg:title></draw:frame></text:p>
      <text:p text:style-name="Text_20_body"><text:span text:style-name="Source_20_Text">orElseThrow</text:span>와 <text:span text:style-name="Source_20_Text">IllegalArgumentException</text:span>은 Java 프로그래밍에서 예외 처리와 관련된 개념입니다. 각각의 의미와 용도를 설명해 드리겠습니다.</text:p>
      <text:h text:style-name="Heading_20_3" text:outline-level="3">1. <text:span text:style-name="Source_20_Text">orElseThrow</text:span>란?</text:h>
      <text:p text:style-name="Text_20_body"><text:span text:style-name="Source_20_Text">orElseThrow</text:span>는 Java의 Optional 클래스에 속한 메서드입니다. Optional은 값이 존재할 수도 있고, 존재하지 않을 수도 있는 경우에 사용할 수 있는 클래스로, 주로 <text:span text:style-name="Source_20_Text">null</text:span>을 처리하는 데 사용됩니다.</text:p>
      <text:list xml:id="list7286803423180147705" text:style-name="L2">
        <text:list-item>
          <text:p text:style-name="P2"><text:span text:style-name="Strong_20_Emphasis">사용 목적</text:span>: Optional 객체에 값이 존재하지 않는 경우에 예외를 발생시키기 위해 사용됩니다.</text:p>
        </text:list-item>
      </text:list>
      <text:p text:style-name="Text_20_body">예를 들어:</text:p>
      <text:p text:style-name="Preformatted_20_Text">java</text:p>
      <text:p text:style-name="Preformatted_20_Text">코드 복사</text:p>
      <text:p text:style-name="P11"><text:span text:style-name="Source_20_Text">Optional&lt;Comment1&gt; optionalComment = commentRepository.findById(comment_id);</text:span></text:p>
      <text:p text:style-name="P12"><text:span text:style-name="Source_20_Text">Comment1 comment = optionalComment.orElseThrow(() -&gt; new IllegalArgumentException("Invalid comment ID: " + comment_id));</text:span></text:p>
      <text:p text:style-name="Text_20_body">위 코드는 다음과 같은 동작을 합니다:</text:p>
      <text:list xml:id="list3865066120941138323" text:style-name="L3">
        <text:list-item>
          <text:p text:style-name="P8"><text:span text:style-name="Source_20_Text">commentRepository.findById(comment_id)</text:span>가 <text:span text:style-name="Source_20_Text">Optional&lt;Comment1&gt;</text:span> 객체를 반환합니다. 이 Optional 객체는 <text:span text:style-name="Source_20_Text">comment_id</text:span>에 해당하는 댓글이 있으면 그 객체를 포함하고, 없으면 빈 Optional 객체가 됩니다.</text:p>
        </text:list-item>
        <text:list-item>
          <text:p text:style-name="P8"><text:span text:style-name="Source_20_Text">orElseThrow</text:span>는 Optional 객체가 값을 가지고 있지 않은 경우에 특정 예외를 던지도록 합니다. 이 예에서는 <text:span text:style-name="Source_20_Text">IllegalArgumentException</text:span>을 던집니다.</text:p>
        </text:list-item>
        <text:list-item>
          <text:p text:style-name="P3">값이 존재한다면, 그 값을 반환하고, 그렇지 않으면 예외를 발생시킵니다.</text:p>
        </text:list-item>
      </text:list>
      <text:h text:style-name="Heading_20_3" text:outline-level="3">2. <text:span text:style-name="Source_20_Text">IllegalArgumentException</text:span>이란?</text:h>
      <text:p text:style-name="Text_20_body"><text:span text:style-name="Source_20_Text">IllegalArgumentException</text:span>은 Java에서 기본적으로 제공하는 예외 클래스 중 하나입니다. 이는 잘못된 인자(Argument)가 메서드로 전달될 때 발생시킬 수 있는 예외입니다.</text:p>
      <text:list xml:id="list8527350669387841967" text:style-name="L4">
        <text:list-item>
          <text:p text:style-name="P4"><text:span text:style-name="Strong_20_Emphasis">사용 목적</text:span>: 메서드에 전달된 인자가 유효하지 않음을 나타내기 위해 사용됩니다.</text:p>
        </text:list-item>
      </text:list>
      <text:p text:style-name="Text_20_body">예를 들어:</text:p>
      <text:p text:style-name="Preformatted_20_Text">java</text:p>
      <text:p text:style-name="Preformatted_20_Text">코드 복사</text:p>
      <text:p text:style-name="P11"><text:span text:style-name="Source_20_Text">if (age &lt; 0) {</text:span></text:p>
      <text:p text:style-name="P11"><text:span text:style-name="Source_20_Text"><text:s text:c="4"/>throw new IllegalArgumentException("Age cannot be negative");</text:span></text:p>
      <text:p text:style-name="P12"><text:span text:style-name="Source_20_Text">}</text:span></text:p>
      <text:p text:style-name="Text_20_body">위 코드에서 <text:span text:style-name="Source_20_Text">age</text:span>가 0보다 작은 값일 경우, <text:span text:style-name="Source_20_Text">IllegalArgumentException</text:span>을 발생시켜 잘<text:soft-page-break/>못된 인자가 전달되었음을 알립니다.</text:p>
      <text:h text:style-name="Heading_20_3" text:outline-level="3">정리</text:h>
      <text:list xml:id="list734575465728492985" text:style-name="L5">
        <text:list-item>
          <text:p text:style-name="P9"><text:span text:style-name="Strong_20_Emphasis"><text:span text:style-name="Source_20_Text">orElseThrow</text:span></text:span>: Optional이 비어 있을 때 특정 예외를 던지는 데 사용됩니다.</text:p>
        </text:list-item>
        <text:list-item>
          <text:p text:style-name="P5"><text:span text:style-name="Strong_20_Emphasis"><text:span text:style-name="Source_20_Text">IllegalArgumentException</text:span></text:span>: 메서드에 잘못된 인자가 전달되었음을 나타내기 위해 사용되는 예외입니다.</text:p>
        </text:list-item>
      </text:list>
      <text:p text:style-name="Text_20_body">따라서, <text:span text:style-name="Source_20_Text">orElseThrow(() -&gt; new IllegalArgumentException("Invalid comment ID: " + comment_id))</text:span>는 댓글 ID가 유효하지 않을 경우 <text:span text:style-name="Source_20_Text">IllegalArgumentException</text:span>을 던져 오류를 처리하는 코드입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바탕1" style:font-size-asian="7pt" style:font-weight-asian="bold" style:font-name-complex="Arial1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바탕1" style:font-size-asian="10pt" style:font-weight-asian="bold" style:font-name-complex="Arial1" style:font-size-complex="10pt" style:font-weight-complex="bold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04T12:11:59.63</meta:creation-date>
    <dc:date>2024-09-04T12:15:11.42</dc:date>
    <meta:editing-duration>PT3M11S</meta:editing-duration>
    <meta:editing-cycles>2</meta:editing-cycles>
    <meta:generator>OpenOffice/4.1.15$Win32 OpenOffice.org_project/4115m2$Build-9813</meta:generator>
    <meta:document-statistic meta:table-count="0" meta:image-count="3" meta:object-count="0" meta:page-count="4" meta:paragraph-count="74" meta:word-count="1396" meta:character-count="3589"/>
  </office:meta>
</office:document-meta>
</file>